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F0000005D77C879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cc729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officeooo:paragraph-rsid="001cc729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officeooo:paragraph-rsid="002209f9" style:font-size-asian="10pt" style:font-size-complex="10pt"/>
    </style:style>
    <style:style style:name="P4" style:family="paragraph" style:parent-style-name="Standard">
      <style:text-properties officeooo:paragraph-rsid="001cc729"/>
    </style:style>
    <style:style style:name="P5" style:family="paragraph" style:parent-style-name="Standard">
      <style:text-properties officeooo:paragraph-rsid="00225c85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style:font-name="Arial" fo:font-size="12pt" fo:language="es" fo:country="ES" officeooo:paragraph-rsid="00225c85" style:font-name-asian="Arial Unicode MS" style:font-size-asian="12pt" style:font-name-complex="Arial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style:font-name="Arial" fo:font-size="12pt" fo:language="es" fo:country="ES" officeooo:paragraph-rsid="00225c85" style:font-name-asian="Arial Unicode MS" style:font-size-asian="12pt" style:font-name-complex="Arial" style:font-size-complex="12pt"/>
    </style:style>
    <style:style style:name="P8" style:family="paragraph" style:parent-style-name="Text_20_body">
      <style:text-properties style:font-name="Arial" fo:font-weight="bold" officeooo:paragraph-rsid="00225c85" style:font-weight-asian="bold" style:font-weight-complex="bold"/>
    </style:style>
    <style:style style:name="P9" style:family="paragraph" style:parent-style-name="Text_20_body">
      <style:text-properties style:font-name="Arial" officeooo:paragraph-rsid="00225c85"/>
    </style:style>
    <style:style style:name="P10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style:use-window-font-color="true" style:font-name="Arial" fo:font-size="12pt" fo:language="es" fo:country="ES" officeooo:paragraph-rsid="00225c85" style:font-name-asian="Arial Unicode MS" style:font-size-asian="12pt" style:font-name-complex="Arial" style:font-size-complex="12pt"/>
    </style:style>
    <style:style style:name="P11" style:family="paragraph" style:parent-style-name="Heading_20_3">
      <style:text-properties style:font-name="Arial" officeooo:paragraph-rsid="00225c85"/>
    </style:style>
    <style:style style:name="P12" style:family="paragraph" style:parent-style-name="Text_20_body" style:list-style-name="L2">
      <style:text-properties style:font-name="Arial" fo:font-size="12pt" officeooo:paragraph-rsid="00225c85" style:font-size-asian="12pt" style:font-size-complex="12pt"/>
    </style:style>
    <style:style style:name="P13" style:family="paragraph" style:parent-style-name="Text_20_body" style:list-style-name="L2">
      <style:text-properties style:font-name="Arial" officeooo:paragraph-rsid="00225c85"/>
    </style:style>
    <style:style style:name="P14" style:family="paragraph" style:parent-style-name="Heading_20_5">
      <style:text-properties style:font-name="Arial" officeooo:paragraph-rsid="00225c85"/>
    </style:style>
    <style:style style:name="P15" style:family="paragraph" style:parent-style-name="Table_20_Contents">
      <style:paragraph-properties fo:margin-top="0.3cm" fo:margin-bottom="0cm" style:contextual-spacing="false" fo:text-align="center" style:justify-single-word="false"/>
      <style:text-properties style:font-name="Arial" fo:font-size="10pt" fo:font-weight="bold" officeooo:paragraph-rsid="001cc729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size-asian="10.5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6" table:style-name="Tabla16">
        <table:table-column table:style-name="Tabla16.A"/>
        <table:table-row>
          <table:table-cell table:style-name="Tabla16.A1" office:value-type="string">
            <text:h text:style-name="P11" text:outline-level="3">U.T. Nº2: <text:span text:style-name="T3">Seguridad en el entorno físico</text:span></text:h>
          </table:table-cell>
        </table:table-row>
        <table:table-row>
          <table:table-cell table:style-name="Tabla16.A2" office:value-type="string">
            <text:h text:style-name="P14" text:outline-level="5">Horas: 20</text:h>
          </table:table-cell>
        </table:table-row>
        <table:table-row>
          <table:table-cell table:style-name="Tabla16.A2" office:value-type="string">
            <text:h text:style-name="P14" text:outline-level="5">Orientaciones</text:h>
          </table:table-cell>
        </table:table-row>
        <table:table-row>
          <table:table-cell table:style-name="Tabla16.A2" office:value-type="string">
            <text:p text:style-name="P9">A lo largo de esta unidad se comprenderá la importancia de la seguridad en el entrono físico (estancias, plantas y edificios) de un sistema de información. </text:p>
            <text:p text:style-name="P9">Se conocerán algunos sistemas de control de acceso a personas al recinto y sabremos cuál es la temperatura y la humedad idóneas, para las distintas áreas de equipamiento informático. Podremos conocer los riesgos de inundación y fuego y prevenirlos y comprenderás que el conocimiento de los puntos débiles de sistemas es fundamental. </text:p>
            <text:p text:style-name="P9">A lo largo de esta unidad veremos los conceptos básicos de seguridad en el entorno físico. Incidiendo en la seguridad activa como elemento de detección de riesgos. </text:p>
            <text:p text:style-name="P9">Además de comprender ciertos conceptos, esta unidad te ayudará a reflexionar sobre las medidas de seguridad a tomar teniendo en cuenta las características de la empresa que las solicita. </text:p>
            <text:p text:style-name="P9">Como ejemplo del lugar donde más medidas de seguridad deben ser tomadas se tomará un DATACENTER profundizando en cómo se controla el acceso a ellos con sistemas biométricos. </text:p>
            <text:p text:style-name="P9">En coordinación con el módulo de servicios se veran las vulnerabilidades, ataques y medidas de protección del servicio de DNS</text:p>
          </table:table-cell>
        </table:table-row>
        <table:table-row>
          <table:table-cell table:style-name="Tabla16.A2" office:value-type="string">
            <text:h text:style-name="P14" text:outline-level="5">Objetivos</text:h>
          </table:table-cell>
        </table:table-row>
        <table:table-row>
          <table:table-cell table:style-name="Tabla16.A2" office:value-type="string">
            <text:p text:style-name="P7">En esta unidad se alcanza el resultado de aprendizaje 3 del ciclo: "Aplica mecanismos de seguridad activa describiendo sus características y relacionándolas con las necesidades de uso del sistema informático". </text:p>
            <text:p text:style-name="P7"><text:s/></text:p>
            <text:list xml:id="list2416566675894970272" text:style-name="L1">
              <text:list-item>
                <text:p text:style-name="P10">Conocer las diferencias entre seguridad activa y pasiva. </text:p>
              </text:list-item>
              <text:list-item>
                <text:p text:style-name="P10">Conocer los elementos físicos de la seguridad pasiva. </text:p>
              </text:list-item>
              <text:list-item>
                <text:p text:style-name="P10">Conocer las mejores características para la ubicación física de los equipos informáticos. </text:p>
              </text:list-item>
              <text:list-item>
                <text:p text:style-name="P10">Conocer la necesidad y características de los sistemas de alimentación ininterrumpida. </text:p>
              </text:list-item>
              <text:list-item>
                <text:p text:style-name="P10">Conocer la importancia de otros elementos importantes para evitar perder el sistema informático y su información en caso de cualquier contingencia.</text:p>
              </text:list-item>
            </text:list>
          </table:table-cell>
        </table:table-row>
        <table:table-row>
          <table:table-cell table:style-name="Tabla16.A2" office:value-type="string">
            <text:h text:style-name="P14" text:outline-level="5">Criterios de evaluación</text:h>
          </table:table-cell>
        </table:table-row>
        <text:soft-page-break/>
        <table:table-row>
          <table:table-cell table:style-name="Tabla16.A2" office:value-type="string">
            <text:p text:style-name="P6">a) Diferencia los elementos de seguridad activa y seguridad pasiva en un sistema informático.</text:p>
            <text:p text:style-name="P6">b) Identifica los elementos del entorno involucrados en un sistema informático y las medidas de seguridad asociadas a los mismos</text:p>
            <text:p text:style-name="P6">c) Selecciona ubicaciones idóneas para los equipos informáticos, así como determina sus condiciones ambientales.</text:p>
            <text:p text:style-name="P6">d) Sabe diferenciar y selecciones los diferentes sistemas de control de acceso.</text:p>
            <text:p text:style-name="P6">e) Conoce las características de los CPD y reconoce las medidas de seguridad física especiales que hay que aplicar en los mismos</text:p>
            <text:p text:style-name="P6">f) Diferencia entre políticas, planes y procedimientos de seguridad y conoce los elementos necesarios para definir una correcta política de seguridad</text:p>
            <text:p text:style-name="P6">g) Conoce las vulnerabilidades del servicio de DNS aplica ataques y medidas de protección a dicho servicio</text:p>
          </table:table-cell>
        </table:table-row>
        <table:table-row>
          <table:table-cell table:style-name="Tabla16.A2" office:value-type="string">
            <text:h text:style-name="P14" text:outline-level="5">Contenidos soporte</text:h>
          </table:table-cell>
        </table:table-row>
        <table:table-row>
          <table:table-cell table:style-name="Tabla16.A2" office:value-type="string">
            <text:list xml:id="list5372971810819622326" text:style-name="L2">
              <text:list-item>
                <text:p text:style-name="P12">Seguridad en el entorno físico. </text:p>
                <text:list>
                  <text:list-item>
                    <text:p text:style-name="P13">Acceso de personas al recinto. </text:p>
                  </text:list-item>
                  <text:list-item>
                    <text:p text:style-name="P13">Alarma contra intrusos. </text:p>
                  </text:list-item>
                  <text:list-item>
                    <text:p text:style-name="P13">Instalación eléctrica. </text:p>
                  </text:list-item>
                  <text:list-item>
                    <text:p text:style-name="P13">Seguridad de materiales eléctricos y protección de personas frente a la electricidad. </text:p>
                  </text:list-item>
                  <text:list-item>
                    <text:p text:style-name="P13">Condiciones ambientales: Humedad y temperatura. </text:p>
                  </text:list-item>
                  <text:list-item>
                    <text:p text:style-name="P13">Enemigos de los ordenadores: Partículas de polvo, agua y fuego. </text:p>
                  </text:list-item>
                </text:list>
              </text:list-item>
              <text:list-item>
                <text:p text:style-name="P13">Centro de proceso de datos y su entorno físico. </text:p>
                <text:list>
                  <text:list-item>
                    <text:p text:style-name="P13">Infraestructura. </text:p>
                  </text:list-item>
                  <text:list-item>
                    <text:p text:style-name="P13">Acceso. </text:p>
                  </text:list-item>
                  <text:list-item>
                    <text:p text:style-name="P13">Redundancia. </text:p>
                  </text:list-item>
                </text:list>
              </text:list-item>
              <text:list-item>
                <text:p text:style-name="P13">Sistemas de control de acceso. </text:p>
                <text:list>
                  <text:list-item>
                    <text:p text:style-name="P13">Personal de vigilancia y control. </text:p>
                  </text:list-item>
                  <text:list-item>
                    <text:p text:style-name="P13">Dispositivos de control de acceso en un datacenter. </text:p>
                  </text:list-item>
                  <text:list-item>
                    <text:p text:style-name="P13">iButton, Touch memories o llaves electrónicas de contacto. </text:p>
                  </text:list-item>
                  <text:list-item>
                    <text:p text:style-name="P13">Sistemas de reconocimiento de personas. </text:p>
                    <text:list>
                      <text:list-item>
                        <text:p text:style-name="P13">Sistemas biométricos e identificación personal. </text:p>
                      </text:list-item>
                      <text:list-item>
                        <text:p text:style-name="P13">Propiedades (ideales) de los rasgos biométricos. </text:p>
                      </text:list-item>
                      <text:list-item>
                        <text:p text:style-name="P13">Sistemas biométricos más utilizados. </text:p>
                      </text:list-item>
                      <text:list-item>
                        <text:p text:style-name="P13">Comparación de métodos biométricos. </text:p>
                      </text:list-item>
                    </text:list>
                  </text:list-item>
                </text:list>
              </text:list-item>
              <text:list-item>
                <text:p text:style-name="P13"><text:soft-page-break/>Políticas, planes y procedimientos de seguridad. </text:p>
                <text:list>
                  <text:list-item>
                    <text:p text:style-name="P13">Elementos de las políticas de seguridad. </text:p>
                  </text:list-item>
                  <text:list-item>
                    <text:p text:style-name="P13">Características deseables de las políticas de seguridad. </text:p>
                  </text:list-item>
                  <text:list-item>
                    <text:p text:style-name="P13">Definición e implantación de las políticas de seguridad. </text:p>
                  </text:list-item>
                  <text:list-item>
                    <text:p text:style-name="P13">Inventario y auditoría. </text:p>
                  </text:list-item>
                  <text:list-item>
                    <text:p text:style-name="P13">Elementos de las políticas de seguridad. </text:p>
                  </text:list-item>
                </text:list>
              </text:list-item>
            </text:list>
          </table:table-cell>
        </table:table-row>
        <table:table-row>
          <table:table-cell table:style-name="Tabla16.A2" office:value-type="string">
            <text:p text:style-name="P8">Contenidos organizadores:</text:p>
          </table:table-cell>
        </table:table-row>
        <table:table-row>
          <table:table-cell table:style-name="Tabla16.A2" office:value-type="string">
            <text:p text:style-name="P9">Servicio de DNS. Vulnerabilidades y ataques</text:p>
            <text:p text:style-name="P9">Servicio de DNS. Medidas de protección</text:p>
            <text:p text:style-name="P9">Almacenamiento redundante. DRBD</text:p>
            <text:p text:style-name="P9">Alta disponibilidad de servicios. Heartbeat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3" text:style-name="Zeichenformat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6" text:style-name="Zeichenformat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9" text:style-name="Zeichenformat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Zeichenformat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Zeichenformat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Wingdings 2'" style:font-charset="x-symbol"/>
      </text:list-level-style-bullet>
      <text:list-level-style-bullet text:level="3" text:style-name="Zeichenformat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, 'Arial Unicode MS'"/>
      </text:list-level-style-bullet>
      <text:list-level-style-bullet text:level="4" text:style-name="Zeichenformat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5" text:style-name="Zeichenformat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6" text:style-name="Zeichenformat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, 'Arial Unicode MS'"/>
      </text:list-level-style-bullet>
      <text:list-level-style-bullet text:level="7" text:style-name="Zeichenformat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8" text:style-name="Zeichenformat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Wingdings 2'" style:font-charset="x-symbol"/>
      </text:list-level-style-bullet>
      <text:list-level-style-bullet text:level="9" text:style-name="Zeichenformat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Table_20_Contents">
      <style:text-properties officeooo:paragraph-rsid="001cc729"/>
    </style:style>
    <style:style style:name="MP2" style:family="paragraph" style:parent-style-name="Table_20_Contents">
      <style:paragraph-properties fo:margin-top="0.3cm" fo:margin-bottom="0cm" style:contextual-spacing="false" fo:text-align="center" style:justify-single-word="false"/>
      <style:text-properties style:font-name="Arial" fo:font-size="10pt" fo:font-weight="bold" officeooo:paragraph-rsid="001cc729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officeooo:paragraph-rsid="001cc729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10pt" officeooo:paragraph-rsid="002209f9" style:font-size-asian="10pt" style:font-size-complex="10pt"/>
    </style:style>
    <style:style style:name="MP5" style:family="paragraph" style:parent-style-name="Standard">
      <style:text-properties officeooo:paragraph-rsid="001cc729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<draw:frame draw:style-name="Mfr1" draw:name="gráficos1" text:anchor-type="as-char" svg:y="-1.76cm" svg:width="1.974cm" svg:height="1.655cm" draw:z-index="2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2">IES HARÍA. DEPARTAMENTO DE INFORMÁTICA</text:p>
              <text:p text:style-name="MP3"><text:span text:style-name="MT1">Ciclo formativo:</text:span> Sistemas Microinformáticos y Redes</text:p>
              <text:p text:style-name="MP4"><text:span text:style-name="MT1">Módulo: </text:span><text:span text:style-name="MT2">0226. Seguridad informática</text:span><text:span text:style-name="MT1"> - SGF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12T00:48:29</meta:creation-date>
    <dc:date>2014-10-02T12:30:52.074857811</dc:date>
    <meta:editing-duration>P0D</meta:editing-duration>
    <meta:editing-cycles>1</meta:editing-cycles>
    <meta:generator>LibreOffice/4.2.6.3$Linux_X86_64 LibreOffice_project/420m0$Build-3</meta:generator>
    <meta:document-statistic meta:table-count="2" meta:image-count="1" meta:object-count="0" meta:page-count="3" meta:paragraph-count="61" meta:word-count="618" meta:character-count="4108" meta:non-whitespace-character-count="3543"/>
  </office:meta>
</office:document-meta>
</file>